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style:protect="size"/>
    </style:style>
    <style:style style:name="gr4" style:family="graphic" style:parent-style-name="objectwithoutfill">
      <style:graphic-properties draw:fill="none" draw:textarea-vertical-align="middle" style:protect="siz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9cm" fo:min-width="0.7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1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3cm" svg:x="6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cm" svg:y1="8.5cm" svg:x2="7cm" svg:y2="11.5cm">
          <text:p/>
        </draw:line>
        <draw:line draw:style-name="gr2" draw:text-style-name="P1" draw:layer="layout" svg:x1="8cm" svg:y1="8.5cm" svg:x2="8cm" svg:y2="11.5cm">
          <text:p/>
        </draw:line>
        <draw:line draw:style-name="gr2" draw:text-style-name="P1" draw:layer="layout" svg:x1="6cm" svg:y1="9.5cm" svg:x2="9cm" svg:y2="9.5cm">
          <text:p/>
        </draw:line>
        <draw:line draw:style-name="gr2" draw:text-style-name="P1" draw:layer="layout" svg:x1="6cm" svg:y1="10.5cm" svg:x2="9cm" svg:y2="10.5cm">
          <text:p/>
        </draw:line>
        <draw:custom-shape draw:style-name="gr3" draw:text-style-name="P1" draw:layer="layout" svg:width="3cm" svg:height="3cm" svg:x="12.8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3.8cm" svg:y1="8.5cm" svg:x2="13.8cm" svg:y2="11.5cm">
          <text:p/>
        </draw:line>
        <draw:line draw:style-name="gr4" draw:text-style-name="P1" draw:layer="layout" svg:x1="14.8cm" svg:y1="8.5cm" svg:x2="14.8cm" svg:y2="11.5cm">
          <text:p/>
        </draw:line>
        <draw:line draw:style-name="gr4" draw:text-style-name="P1" draw:layer="layout" svg:x1="12.8cm" svg:y1="9.5cm" svg:x2="15.8cm" svg:y2="9.5cm">
          <text:p/>
        </draw:line>
        <draw:line draw:style-name="gr4" draw:text-style-name="P1" draw:layer="layout" svg:x1="12.8cm" svg:y1="10.5cm" svg:x2="15.8cm" svg:y2="10.5cm">
          <text:p/>
        </draw:line>
        <draw:custom-shape draw:style-name="gr1" draw:text-style-name="P1" draw:layer="layout" svg:width="3cm" svg:height="3cm" svg:x="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cm" svg:y1="5.2cm" svg:x2="7cm" svg:y2="8.2cm">
          <text:p/>
        </draw:line>
        <draw:line draw:style-name="gr2" draw:text-style-name="P1" draw:layer="layout" svg:x1="8cm" svg:y1="5.2cm" svg:x2="8cm" svg:y2="8.2cm">
          <text:p/>
        </draw:line>
        <draw:line draw:style-name="gr2" draw:text-style-name="P1" draw:layer="layout" svg:x1="6cm" svg:y1="6.2cm" svg:x2="9cm" svg:y2="6.2cm">
          <text:p/>
        </draw:line>
        <draw:line draw:style-name="gr2" draw:text-style-name="P1" draw:layer="layout" svg:x1="6cm" svg:y1="7.2cm" svg:x2="9cm" svg:y2="7.2cm">
          <text:p/>
        </draw:line>
        <draw:custom-shape draw:style-name="gr1" draw:text-style-name="P1" draw:layer="layout" svg:width="3cm" svg:height="3cm" svg:x="2.7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7cm" svg:y1="8.5cm" svg:x2="3.7cm" svg:y2="11.5cm">
          <text:p/>
        </draw:line>
        <draw:line draw:style-name="gr2" draw:text-style-name="P1" draw:layer="layout" svg:x1="4.7cm" svg:y1="8.5cm" svg:x2="4.7cm" svg:y2="11.5cm">
          <text:p/>
        </draw:line>
        <draw:line draw:style-name="gr2" draw:text-style-name="P1" draw:layer="layout" svg:x1="2.7cm" svg:y1="9.5cm" svg:x2="5.7cm" svg:y2="9.5cm">
          <text:p/>
        </draw:line>
        <draw:line draw:style-name="gr2" draw:text-style-name="P1" draw:layer="layout" svg:x1="2.7cm" svg:y1="10.5cm" svg:x2="5.7cm" svg:y2="10.5cm">
          <text:p/>
        </draw:line>
        <draw:custom-shape draw:style-name="gr1" draw:text-style-name="P1" draw:layer="layout" svg:width="3cm" svg:height="3cm" svg:x="9.4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4cm" svg:y1="8.5cm" svg:x2="10.4cm" svg:y2="11.5cm">
          <text:p/>
        </draw:line>
        <draw:line draw:style-name="gr2" draw:text-style-name="P1" draw:layer="layout" svg:x1="11.4cm" svg:y1="8.5cm" svg:x2="11.4cm" svg:y2="11.5cm">
          <text:p/>
        </draw:line>
        <draw:line draw:style-name="gr2" draw:text-style-name="P1" draw:layer="layout" svg:x1="9.4cm" svg:y1="9.5cm" svg:x2="12.4cm" svg:y2="9.5cm">
          <text:p/>
        </draw:line>
        <draw:line draw:style-name="gr2" draw:text-style-name="P1" draw:layer="layout" svg:x1="9.4cm" svg:y1="10.5cm" svg:x2="12.4cm" svg:y2="10.5cm">
          <text:p/>
        </draw:line>
        <draw:custom-shape draw:style-name="gr1" draw:text-style-name="P1" draw:layer="layout" svg:width="3cm" svg:height="3cm" svg:x="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cm" svg:y1="11.8cm" svg:x2="7cm" svg:y2="14.8cm">
          <text:p/>
        </draw:line>
        <draw:line draw:style-name="gr2" draw:text-style-name="P1" draw:layer="layout" svg:x1="8cm" svg:y1="11.8cm" svg:x2="8cm" svg:y2="14.8cm">
          <text:p/>
        </draw:line>
        <draw:line draw:style-name="gr2" draw:text-style-name="P1" draw:layer="layout" svg:x1="6cm" svg:y1="12.8cm" svg:x2="9cm" svg:y2="12.8cm">
          <text:p/>
        </draw:line>
        <draw:line draw:style-name="gr2" draw:text-style-name="P1" draw:layer="layout" svg:x1="6cm" svg:y1="13.8cm" svg:x2="9cm" svg:y2="13.8cm">
          <text:p/>
        </draw:line>
        <draw:frame draw:style-name="gr5" draw:layer="layout" svg:width="2.4cm" svg:height="1.05cm" svg:x="13.5cm" svg:y="7.5cm">
          <draw:text-box>
            <text:p>Back</text:p>
          </draw:text-box>
        </draw:frame>
        <draw:frame draw:style-name="gr6" draw:layer="layout" svg:width="1.8cm" svg:height="1.15cm" svg:x="6.3cm" svg:y="4cm">
          <draw:text-box>
            <text:p>Up</text:p>
          </draw:text-box>
        </draw:frame>
        <draw:frame draw:style-name="gr7" draw:layer="layout" svg:width="1.6cm" svg:height="1.25cm" svg:x="1cm" svg:y="9.15cm">
          <draw:text-box>
            <text:p>Left</text:p>
          </draw:text-box>
        </draw:frame>
        <draw:frame draw:style-name="gr6" draw:layer="layout" svg:width="2.1cm" svg:height="1.15cm" svg:x="10cm" svg:y="7.35cm">
          <draw:text-box>
            <text:p>Right</text:p>
          </draw:text-box>
        </draw:frame>
        <draw:frame draw:style-name="gr5" draw:layer="layout" svg:width="3cm" svg:height="1.05cm" svg:x="9.6cm" svg:y="13.1cm">
          <draw:text-box>
            <text:p>Front</text:p>
          </draw:text-box>
        </draw:frame>
        <draw:frame draw:style-name="gr7" draw:layer="layout" svg:width="3cm" svg:height="1.25cm" svg:x="6.3cm" svg:y="15.3cm">
          <draw:text-box>
            <text:p>Bottom</text:p>
          </draw:text-box>
        </draw:frame>
        <draw:line draw:style-name="gr8" draw:text-style-name="P1" draw:layer="layout" svg:x1="10cm" svg:y1="13cm" svg:x2="9.1cm" svg:y2="11.6cm">
          <text:p/>
        </draw:line>
        <draw:frame draw:style-name="gr9" draw:text-style-name="P2" draw:layer="layout" svg:width="0.8cm" svg:height="1.098cm" svg:x="12.9cm" svg:y="8.6cm">
          <draw:text-box>
            <text:p/>
          </draw:text-box>
        </draw:frame>
        <draw:frame draw:style-name="gr10" draw:text-style-name="P3" draw:layer="layout" svg:width="1.188cm" svg:height="0.645cm" svg:x="6.012cm" svg:y="5.355cm">
          <draw:text-box>
            <text:p><text:span text:style-name="T1">ULB</text:span></text:p>
          </draw:text-box>
        </draw:frame>
        <draw:frame draw:style-name="gr10" draw:text-style-name="P3" draw:layer="layout" svg:width="0.993cm" svg:height="0.645cm" svg:x="7.107cm" svg:y="5.4cm">
          <draw:text-box>
            <text:p><text:span text:style-name="T1">UB</text:span></text:p>
          </draw:text-box>
        </draw:frame>
        <draw:frame draw:style-name="gr10" draw:text-style-name="P3" draw:layer="layout" svg:width="1.247cm" svg:height="0.645cm" svg:x="7.853cm" svg:y="5.455cm">
          <draw:text-box>
            <text:p><text:span text:style-name="T1">URB</text:span></text:p>
          </draw:text-box>
        </draw:frame>
        <draw:frame draw:style-name="gr10" draw:text-style-name="P3" draw:layer="layout" svg:width="0.955cm" svg:height="0.645cm" svg:x="5.945cm" svg:y="6.3cm">
          <draw:text-box>
            <text:p><text:span text:style-name="T1">UL</text:span></text:p>
          </draw:text-box>
        </draw:frame>
        <draw:frame draw:style-name="gr11" draw:text-style-name="P3" draw:layer="layout" svg:width="0.756cm" svg:height="0.699cm" svg:x="7.144cm" svg:y="6.301cm">
          <draw:text-box>
            <text:p><text:span text:style-name="T1">U</text:span></text:p>
          </draw:text-box>
        </draw:frame>
        <draw:frame draw:style-name="gr12" draw:text-style-name="P3" draw:layer="layout" svg:width="1.01cm" svg:height="0.699cm" svg:x="8.09cm" svg:y="6.301cm">
          <draw:text-box>
            <text:p><text:span text:style-name="T1">UR</text:span></text:p>
          </draw:text-box>
        </draw:frame>
        <draw:frame draw:style-name="gr10" draw:text-style-name="P3" draw:layer="layout" svg:width="1.171cm" svg:height="0.645cm" svg:x="5.929cm" svg:y="7.4cm">
          <draw:text-box>
            <text:p><text:span text:style-name="T1">ULF</text:span></text:p>
          </draw:text-box>
        </draw:frame>
        <draw:frame draw:style-name="gr10" draw:text-style-name="P3" draw:layer="layout" svg:width="0.972cm" svg:height="0.645cm" svg:x="7.128cm" svg:y="7.4cm">
          <draw:text-box>
            <text:p><text:span text:style-name="T1">UF</text:span></text:p>
          </draw:text-box>
        </draw:frame>
        <draw:frame draw:style-name="gr10" draw:text-style-name="P3" draw:layer="layout" svg:width="1.226cm" svg:height="0.645cm" svg:x="7.974cm" svg:y="7.4cm">
          <draw:text-box>
            <text:p><text:span text:style-name="T1">URF</text:span></text:p>
          </draw:text-box>
        </draw:frame>
        <draw:frame draw:style-name="gr13" draw:text-style-name="P3" draw:layer="layout" svg:width="1.226cm" svg:height="0.645cm" svg:x="7.874cm" svg:y="8.7cm">
          <draw:text-box>
            <text:p><text:span text:style-name="T1">URF</text:span></text:p>
          </draw:text-box>
        </draw:frame>
        <draw:frame draw:style-name="gr14" draw:text-style-name="P3" draw:layer="layout" svg:width="1.226cm" svg:height="0.799cm" svg:x="9.274cm" svg:y="8.7cm">
          <draw:text-box>
            <text:p><text:span text:style-name="T1">URF</text:span></text:p>
          </draw:text-box>
        </draw:frame>
        <draw:frame draw:style-name="gr11" draw:text-style-name="P3" draw:layer="layout" svg:width="0.972cm" svg:height="0.699cm" svg:x="6.928cm" svg:y="8.7cm">
          <draw:text-box>
            <text:p><text:span text:style-name="T1">UF</text:span></text:p>
          </draw:text-box>
        </draw:frame>
        <draw:frame draw:style-name="gr10" draw:text-style-name="P3" draw:layer="layout" svg:width="1.171cm" svg:height="0.645cm" svg:x="6cm" svg:y="8.655cm">
          <draw:text-box>
            <text:p><text:span text:style-name="T1">ULF</text:span></text:p>
          </draw:text-box>
        </draw:frame>
        <draw:frame draw:style-name="gr10" draw:text-style-name="P3" draw:layer="layout" svg:width="1.171cm" svg:height="0.645cm" svg:x="4.6cm" svg:y="8.7cm">
          <draw:text-box>
            <text:p><text:span text:style-name="T1">ULF</text:span></text:p>
          </draw:text-box>
        </draw:frame>
        <draw:frame draw:style-name="gr10" draw:text-style-name="P3" draw:layer="layout" svg:width="0.955cm" svg:height="0.645cm" svg:x="3.8cm" svg:y="8.6cm">
          <draw:text-box>
            <text:p><text:span text:style-name="T1">UL</text:span></text:p>
          </draw:text-box>
        </draw:frame>
        <draw:frame draw:style-name="gr10" draw:text-style-name="P3" draw:layer="layout" svg:width="1.188cm" svg:height="0.645cm" svg:x="2.7cm" svg:y="8.655cm">
          <draw:text-box>
            <text:p><text:span text:style-name="T1">ULB</text:span></text:p>
          </draw:text-box>
        </draw:frame>
        <draw:frame draw:style-name="gr10" draw:text-style-name="P3" draw:layer="layout" svg:width="1.188cm" svg:height="0.645cm" svg:x="14.7cm" svg:y="8.7cm">
          <draw:text-box>
            <text:p><text:span text:style-name="T1">ULB</text:span></text:p>
          </draw:text-box>
        </draw:frame>
        <draw:frame draw:style-name="gr10" draw:text-style-name="P3" draw:layer="layout" svg:width="0.993cm" svg:height="0.645cm" svg:x="13.907cm" svg:y="8.655cm">
          <draw:text-box>
            <text:p><text:span text:style-name="T1">UB</text:span></text:p>
          </draw:text-box>
        </draw:frame>
        <draw:frame draw:style-name="gr15" draw:text-style-name="P3" draw:layer="layout" svg:width="1.299cm" svg:height="0.645cm" svg:x="12.7cm" svg:y="8.7cm">
          <draw:text-box>
            <text:p><text:span text:style-name="T1">URB</text:span></text:p>
          </draw:text-box>
        </draw:frame>
        <draw:frame draw:style-name="gr10" draw:text-style-name="P3" draw:layer="layout" svg:width="1.01cm" svg:height="0.645cm" svg:x="10.5cm" svg:y="8.7cm">
          <draw:text-box>
            <text:p><text:span text:style-name="T1">UR</text:span></text:p>
          </draw:text-box>
        </draw:frame>
        <draw:frame draw:style-name="gr15" draw:text-style-name="P3" draw:layer="layout" svg:width="1.299cm" svg:height="0.645cm" svg:x="11.4cm" svg:y="8.755cm">
          <draw:text-box>
            <text:p><text:span text:style-name="T1">URB</text:span></text:p>
          </draw:text-box>
        </draw:frame>
        <draw:frame draw:style-name="gr10" draw:text-style-name="P3" draw:layer="layout" svg:width="0.934cm" svg:height="0.645cm" svg:x="2.666cm" svg:y="9.7cm">
          <draw:text-box>
            <text:p><text:span text:style-name="T1">LB</text:span></text:p>
          </draw:text-box>
        </draw:frame>
        <draw:frame draw:style-name="gr16" draw:text-style-name="P3" draw:layer="layout" svg:width="1.3cm" svg:height="0.645cm" svg:x="14.9cm" svg:y="9.655cm">
          <draw:text-box>
            <text:p><text:span text:style-name="T1">LB</text:span></text:p>
          </draw:text-box>
        </draw:frame>
        <draw:frame draw:style-name="gr10" draw:text-style-name="P3" draw:layer="layout" svg:width="0.697cm" svg:height="0.645cm" svg:x="3.901cm" svg:y="9.801cm">
          <draw:text-box>
            <text:p><text:span text:style-name="T1">L</text:span></text:p>
          </draw:text-box>
        </draw:frame>
        <draw:frame draw:style-name="gr10" draw:text-style-name="P3" draw:layer="layout" svg:width="0.913cm" svg:height="0.645cm" svg:x="4.901cm" svg:y="9.701cm">
          <draw:text-box>
            <text:p><text:span text:style-name="T1">LF</text:span></text:p>
          </draw:text-box>
        </draw:frame>
        <draw:frame draw:style-name="gr10" draw:text-style-name="P3" draw:layer="layout" svg:width="0.913cm" svg:height="0.645cm" svg:x="6.101cm" svg:y="9.701cm">
          <draw:text-box>
            <text:p><text:span text:style-name="T1">LF</text:span></text:p>
          </draw:text-box>
        </draw:frame>
        <draw:frame draw:style-name="gr10" draw:text-style-name="P3" draw:layer="layout" svg:width="0.718cm" svg:height="0.645cm" svg:x="7.1cm" svg:y="9.701cm">
          <draw:text-box>
            <text:p><text:span text:style-name="T1">F</text:span></text:p>
          </draw:text-box>
        </draw:frame>
        <draw:frame draw:style-name="gr10" draw:text-style-name="P3" draw:layer="layout" svg:width="0.972cm" svg:height="0.645cm" svg:x="8cm" svg:y="9.601cm">
          <draw:text-box>
            <text:p><text:span text:style-name="T1">RF</text:span></text:p>
          </draw:text-box>
        </draw:frame>
        <draw:frame draw:style-name="gr10" draw:text-style-name="P3" draw:layer="layout" svg:width="0.972cm" svg:height="0.645cm" svg:x="9.4cm" svg:y="9.801cm">
          <draw:text-box>
            <text:p><text:span text:style-name="T1">RF</text:span></text:p>
          </draw:text-box>
        </draw:frame>
        <draw:frame draw:style-name="gr10" draw:text-style-name="P3" draw:layer="layout" svg:width="0.756cm" svg:height="0.645cm" svg:x="10.6cm" svg:y="9.801cm">
          <draw:text-box>
            <text:p><text:span text:style-name="T1">R</text:span></text:p>
          </draw:text-box>
        </draw:frame>
        <draw:frame draw:style-name="gr17" draw:text-style-name="P3" draw:layer="layout" svg:width="0.993cm" svg:height="0.84cm" svg:x="11.401cm" svg:y="9.8cm">
          <draw:text-box>
            <text:p><text:span text:style-name="T1">RB</text:span></text:p>
          </draw:text-box>
        </draw:frame>
        <draw:frame draw:style-name="gr17" draw:text-style-name="P3" draw:layer="layout" svg:width="0.993cm" svg:height="0.84cm" svg:x="12.901cm" svg:y="9.8cm">
          <draw:text-box>
            <text:p><text:span text:style-name="T1">RB</text:span></text:p>
          </draw:text-box>
        </draw:frame>
        <draw:frame draw:style-name="gr10" draw:text-style-name="P3" draw:layer="layout" svg:width="0.739cm" svg:height="0.645cm" svg:x="13.901cm" svg:y="9.801cm">
          <draw:text-box>
            <text:p><text:span text:style-name="T1">B</text:span></text:p>
          </draw:text-box>
        </draw:frame>
        <draw:frame draw:style-name="gr10" draw:text-style-name="P3" draw:layer="layout" svg:width="1.188cm" svg:height="0.645cm" svg:x="6.024cm" svg:y="14.001cm">
          <draw:text-box>
            <text:p><text:span text:style-name="T1">DLB</text:span></text:p>
          </draw:text-box>
        </draw:frame>
        <draw:frame draw:style-name="gr10" draw:text-style-name="P3" draw:layer="layout" svg:width="1.188cm" svg:height="0.645cm" svg:x="2.624cm" svg:y="10.701cm">
          <draw:text-box>
            <text:p><text:span text:style-name="T1">DLB</text:span></text:p>
          </draw:text-box>
        </draw:frame>
        <draw:frame draw:style-name="gr10" draw:text-style-name="P3" draw:layer="layout" svg:width="1.188cm" svg:height="0.645cm" svg:x="14.824cm" svg:y="10.701cm">
          <draw:text-box>
            <text:p><text:span text:style-name="T1">DLB</text:span></text:p>
          </draw:text-box>
        </draw:frame>
        <draw:frame draw:style-name="gr10" draw:text-style-name="P3" draw:layer="layout" svg:width="0.955cm" svg:height="0.645cm" svg:x="3.901cm" svg:y="10.701cm">
          <draw:text-box>
            <text:p><text:span text:style-name="T1">DL</text:span></text:p>
          </draw:text-box>
        </draw:frame>
        <draw:frame draw:style-name="gr10" draw:text-style-name="P3" draw:layer="layout" svg:width="0.955cm" svg:height="0.645cm" svg:x="6.001cm" svg:y="12.901cm">
          <draw:text-box>
            <text:p><text:span text:style-name="T1">DL</text:span></text:p>
          </draw:text-box>
        </draw:frame>
        <draw:frame draw:style-name="gr10" draw:text-style-name="P3" draw:layer="layout" svg:width="1.171cm" svg:height="0.645cm" svg:x="4.625cm" svg:y="10.713cm">
          <draw:text-box>
            <text:p><text:span text:style-name="T1">DLF</text:span></text:p>
          </draw:text-box>
        </draw:frame>
        <draw:frame draw:style-name="gr10" draw:text-style-name="P3" draw:layer="layout" svg:width="1.171cm" svg:height="0.645cm" svg:x="5.825cm" svg:y="11.913cm">
          <draw:text-box>
            <text:p><text:span text:style-name="T1">DLF</text:span></text:p>
          </draw:text-box>
        </draw:frame>
        <draw:frame draw:style-name="gr10" draw:text-style-name="P3" draw:layer="layout" svg:width="1.171cm" svg:height="0.645cm" svg:x="5.825cm" svg:y="10.713cm">
          <draw:text-box>
            <text:p><text:span text:style-name="T1">DLF</text:span></text:p>
          </draw:text-box>
        </draw:frame>
        <draw:frame draw:style-name="gr10" draw:text-style-name="P3" draw:layer="layout" svg:width="0.972cm" svg:height="0.645cm" svg:x="6.9cm" svg:y="10.801cm">
          <draw:text-box>
            <text:p><text:span text:style-name="T1">DF</text:span></text:p>
          </draw:text-box>
        </draw:frame>
        <draw:frame draw:style-name="gr10" draw:text-style-name="P3" draw:layer="layout" svg:width="0.972cm" svg:height="0.645cm" svg:x="7cm" svg:y="12.001cm">
          <draw:text-box>
            <text:p><text:span text:style-name="T1">DF</text:span></text:p>
          </draw:text-box>
        </draw:frame>
        <draw:frame draw:style-name="gr18" draw:text-style-name="P3" draw:layer="layout" svg:width="1.226cm" svg:height="1cm" svg:x="7.9cm" svg:y="10.9cm">
          <draw:text-box>
            <text:p><text:span text:style-name="T1">DRF</text:span></text:p>
          </draw:text-box>
        </draw:frame>
        <draw:frame draw:style-name="gr19" draw:text-style-name="P3" draw:layer="layout" svg:width="1.226cm" svg:height="0.7cm" svg:x="7.9cm" svg:y="12.1cm">
          <draw:text-box>
            <text:p><text:span text:style-name="T1">DRF</text:span></text:p>
          </draw:text-box>
        </draw:frame>
        <draw:frame draw:style-name="gr20" draw:text-style-name="P3" draw:layer="layout" svg:width="1.226cm" svg:height="0.645cm" svg:x="9.3cm" svg:y="10.9cm">
          <draw:text-box>
            <text:p><text:span text:style-name="T1">DRF</text:span></text:p>
          </draw:text-box>
        </draw:frame>
        <draw:frame draw:style-name="gr10" draw:text-style-name="P3" draw:layer="layout" svg:width="1.01cm" svg:height="0.645cm" svg:x="8cm" svg:y="13.001cm">
          <draw:text-box>
            <text:p><text:span text:style-name="T1">DR</text:span></text:p>
          </draw:text-box>
        </draw:frame>
        <draw:frame draw:style-name="gr10" draw:text-style-name="P3" draw:layer="layout" svg:width="1.01cm" svg:height="0.645cm" svg:x="10.5cm" svg:y="10.801cm">
          <draw:text-box>
            <text:p><text:span text:style-name="T1">DR</text:span></text:p>
          </draw:text-box>
        </draw:frame>
        <draw:frame draw:style-name="gr10" draw:text-style-name="P3" draw:layer="layout" svg:width="1.247cm" svg:height="0.645cm" svg:x="7.901cm" svg:y="14.001cm">
          <draw:text-box>
            <text:p><text:span text:style-name="T1">DRB</text:span></text:p>
          </draw:text-box>
        </draw:frame>
        <draw:frame draw:style-name="gr10" draw:text-style-name="P3" draw:layer="layout" svg:width="1.247cm" svg:height="0.645cm" svg:x="11.301cm" svg:y="10.701cm">
          <draw:text-box>
            <text:p><text:span text:style-name="T1">DRB</text:span></text:p>
          </draw:text-box>
        </draw:frame>
        <draw:frame draw:style-name="gr10" draw:text-style-name="P3" draw:layer="layout" svg:width="1.247cm" svg:height="0.645cm" svg:x="12.701cm" svg:y="10.701cm">
          <draw:text-box>
            <text:p><text:span text:style-name="T1">DRB</text:span></text:p>
          </draw:text-box>
        </draw:frame>
        <draw:frame draw:style-name="gr10" draw:text-style-name="P3" draw:layer="layout" svg:width="0.993cm" svg:height="0.645cm" svg:x="6.901cm" svg:y="13.901cm">
          <draw:text-box>
            <text:p><text:span text:style-name="T1">DB</text:span></text:p>
          </draw:text-box>
        </draw:frame>
        <draw:frame draw:style-name="gr10" draw:text-style-name="P3" draw:layer="layout" svg:width="0.993cm" svg:height="0.645cm" svg:x="13.901cm" svg:y="10.701cm">
          <draw:text-box>
            <text:p><text:span text:style-name="T1">DB</text:span></text:p>
          </draw:text-box>
        </draw:frame>
        <draw:frame draw:style-name="gr10" draw:text-style-name="P3" draw:layer="layout" svg:width="0.756cm" svg:height="0.645cm" svg:x="7.1cm" svg:y="13.001cm">
          <draw:text-box>
            <text:p><text:span text:style-name="T1">D</text:span></text:p>
          </draw:text-box>
        </draw:frame>
        <draw:frame draw:style-name="gr21" draw:text-style-name="P4" draw:layer="layout" svg:width="4.1cm" svg:height="2.15cm" svg:x="6.1cm" svg:y="17.2cm">
          <draw:text-box>
            <text:p text:style-name="P4"><text:span text:style-name="T2">展開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9T14:03:34</meta:creation-date>
    <dc:date>2012-06-15T21:10:22</dc:date>
    <meta:editing-duration>PT14M11S</meta:editing-duration>
    <meta:editing-cycles>2</meta:editing-cycles>
    <meta:generator>LibreOffice/3.5$MacOSX_x86 LibreOffice_project/281b639-6baa1d3-ef66a77-d866f25-f36d45f</meta:generator>
    <meta:document-statistic meta:object-count="93"/>
  </office:meta>
</office:document-meta>
</file>